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lectionListBuilder.buildStaticList( Element selectionListElement , Datatype data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aultSelectionList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build( Element selectionListElement , Datatype data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SelectionList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lectionListBuilder.readSelectionList( String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